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Khmer OS Battambang" svg:font-family="'Khmer OS Battambang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unito" svg:font-family="Nunito, sans-serif"/>
    <style:font-face style:name="OpenSymbol" svg:font-family="OpenSymbol" style:font-charset="x-symbol"/>
    <style:font-face style:name="SFProText-Regular" svg:font-family="SFProText-Regular, system-ui, sans-serif"/>
    <style:font-face style:name="Source Sans Pro" svg:font-family="'Source Sans Pro', sans-serif"/>
  </office:font-face-decls>
  <office:automatic-styles>
    <style:style style:name="P1" style:family="paragraph" style:parent-style-name="Header">
      <style:text-properties fo:color="#dde8cb" loext:opacity="100%" officeooo:rsid="001e5b5a" officeooo:paragraph-rsid="001e5b5a"/>
    </style:style>
    <style:style style:name="P2" style:family="paragraph" style:parent-style-name="Standard">
      <style:text-properties style:font-name="Khmer OS Battambang" officeooo:paragraph-rsid="000fe1da" style:font-name-complex="Khmer OS Battambang"/>
    </style:style>
    <style:style style:name="P3" style:family="paragraph" style:parent-style-name="Standard">
      <style:text-properties style:font-name="Khmer OS Battambang" officeooo:paragraph-rsid="00128418"/>
    </style:style>
    <style:style style:name="P4" style:family="paragraph" style:parent-style-name="Standard">
      <style:text-properties style:font-name="Khmer OS Battambang" fo:font-size="12pt" officeooo:paragraph-rsid="001e0f70"/>
    </style:style>
    <style:style style:name="P5" style:family="paragraph" style:parent-style-name="Standard">
      <style:text-properties officeooo:paragraph-rsid="000fe1da"/>
    </style:style>
    <style:style style:name="P6" style:family="paragraph" style:parent-style-name="Standard">
      <style:text-properties fo:color="#00a933" loext:opacity="100%" style:font-name="Khmer OS Battambang" officeooo:paragraph-rsid="00128418"/>
    </style:style>
    <style:style style:name="P7" style:family="paragraph" style:parent-style-name="Standard">
      <style:text-properties fo:color="#00a933" loext:opacity="100%" style:font-name="Khmer OS Battambang" officeooo:paragraph-rsid="000fe1da" style:font-name-complex="Khmer OS Battambang"/>
    </style:style>
    <style:style style:name="P8" style:family="paragraph" style:parent-style-name="Standard">
      <style:text-properties fo:color="#00a933" loext:opacity="100%" style:font-name="Khmer OS Battambang" officeooo:rsid="00195649" officeooo:paragraph-rsid="00195649"/>
    </style:style>
    <style:style style:name="P9" style:family="paragraph" style:parent-style-name="Standard">
      <style:text-properties fo:color="#00a933" loext:opacity="100%" officeooo:paragraph-rsid="000fe1da"/>
    </style:style>
    <style:style style:name="P10" style:family="paragraph" style:parent-style-name="Standard">
      <style:text-properties fo:color="#000000" loext:opacity="100%" style:font-name="Khmer OS Battambang" officeooo:paragraph-rsid="00128418"/>
    </style:style>
    <style:style style:name="P11" style:family="paragraph" style:parent-style-name="Standard">
      <style:text-properties officeooo:paragraph-rsid="001e0f70"/>
    </style:style>
    <style:style style:name="P12" style:family="paragraph" style:parent-style-name="Standard">
      <style:text-properties fo:font-size="12pt" officeooo:paragraph-rsid="001e0f70"/>
    </style:style>
    <style:style style:name="P13" style:family="paragraph" style:parent-style-name="Standard">
      <style:text-properties fo:font-variant="normal" fo:text-transform="none" fo:color="#00a933" loext:opacity="100%" style:font-name="Khmer OS Battambang" fo:font-size="12pt" fo:letter-spacing="normal" fo:font-style="normal" fo:font-weight="normal" officeooo:paragraph-rsid="001e0f70" style:font-size-asian="12pt" style:font-size-complex="12pt"/>
    </style:style>
    <style:style style:name="P14" style:family="paragraph" style:parent-style-name="Text_20_body">
      <style:text-properties style:font-name="Khmer OS Battambang" officeooo:paragraph-rsid="000fe1da" style:font-name-complex="Khmer OS Battambang"/>
    </style:style>
    <style:style style:name="P15" style:family="paragraph" style:parent-style-name="Text_20_body">
      <style:text-properties fo:color="#00a933" loext:opacity="100%" style:font-name="Khmer OS Battambang" officeooo:paragraph-rsid="000fe1da" style:font-name-complex="Khmer OS Battambang"/>
    </style:style>
    <style:style style:name="P16" style:family="paragraph" style:parent-style-name="Text_20_body">
      <style:text-properties fo:color="#00a933" loext:opacity="100%" style:font-name="Khmer OS Battambang"/>
    </style:style>
    <style:style style:name="P17" style:family="paragraph" style:parent-style-name="Text_20_body" style:list-style-name="L10">
      <style:text-properties fo:color="#00a933" loext:opacity="100%"/>
    </style:style>
    <style:style style:name="P18" style:family="paragraph" style:parent-style-name="Text_20_body" style:list-style-name="L2">
      <style:paragraph-properties fo:margin-top="0in" fo:margin-bottom="0in" style:contextual-spacing="false"/>
    </style:style>
    <style:style style:name="P19" style:family="paragraph" style:parent-style-name="Text_20_body" style:list-style-name="L2">
      <style:text-properties officeooo:paragraph-rsid="001e0f70"/>
    </style:style>
    <style:style style:name="P20" style:family="paragraph" style:parent-style-name="Text_20_body" style:list-style-name="L4"/>
    <style:style style:name="P21" style:family="paragraph" style:parent-style-name="Text_20_body" style:list-style-name="L4">
      <style:paragraph-properties fo:margin-top="0in" fo:margin-bottom="0in" style:contextual-spacing="false"/>
    </style:style>
    <style:style style:name="P22" style:family="paragraph" style:parent-style-name="Text_20_body" style:list-style-name="L5"/>
    <style:style style:name="P23" style:family="paragraph" style:parent-style-name="Text_20_body" style:list-style-name="L6"/>
    <style:style style:name="P24" style:family="paragraph" style:parent-style-name="Text_20_body" style:list-style-name="L6">
      <style:paragraph-properties fo:margin-top="0in" fo:margin-bottom="0in" style:contextual-spacing="false"/>
    </style:style>
    <style:style style:name="P25" style:family="paragraph" style:parent-style-name="Text_20_body" style:list-style-name="L7"/>
    <style:style style:name="P26" style:family="paragraph" style:parent-style-name="Text_20_body" style:list-style-name="L8"/>
    <style:style style:name="P27" style:family="paragraph" style:parent-style-name="Text_20_body" style:list-style-name="L8">
      <style:paragraph-properties fo:margin-top="0in" fo:margin-bottom="0in" style:contextual-spacing="false"/>
    </style:style>
    <style:style style:name="P28" style:family="paragraph" style:parent-style-name="Text_20_body" style:list-style-name="L9"/>
    <style:style style:name="P29" style:family="paragraph" style:parent-style-name="Text_20_body" style:list-style-name="L10">
      <style:paragraph-properties fo:margin-top="0in" fo:margin-bottom="0in" style:contextual-spacing="false"/>
    </style:style>
    <style:style style:name="P30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31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00a933" loext:opacity="100%" style:font-name="Source Sans Pro" fo:font-size="12pt" fo:letter-spacing="normal" fo:font-style="normal" fo:font-weight="normal" style:font-size-asian="12pt" style:font-size-complex="12pt"/>
    </style:style>
    <style:style style:name="P32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00a933" loext:opacity="100%" style:font-name="Khmer OS Battambang" fo:font-size="12pt" fo:letter-spacing="normal" fo:font-style="normal" fo:font-weight="normal" style:font-size-asian="12pt" style:font-size-complex="12pt"/>
    </style:style>
    <style:style style:name="P33" style:family="paragraph" style:parent-style-name="Text_20_body">
      <style:paragraph-properties fo:margin-left="0in" fo:margin-right="0in" fo:text-indent="0in" style:auto-text-indent="false" fo:padding="0in" fo:border="none"/>
      <style:text-properties fo:font-variant="normal" fo:text-transform="none" fo:color="#00a933" loext:opacity="100%" style:font-name="SFProText-Regular" fo:font-size="14pt" fo:letter-spacing="normal" fo:font-style="normal" fo:font-weight="normal" loext:padding="0in" loext:border="none"/>
    </style:style>
    <style:style style:name="T1" style:family="text">
      <style:text-properties fo:color="#00a933" loext:opacity="100%"/>
    </style:style>
    <style:style style:name="T2" style:family="text">
      <style:text-properties fo:color="#00a933" loext:opacity="100%" style:font-name="Khmer OS Battambang"/>
    </style:style>
    <style:style style:name="T3" style:family="text">
      <style:text-properties fo:color="#00a933" loext:opacity="100%" style:font-name="Khmer OS Battambang" style:font-name-complex="Khmer OS Battambang"/>
    </style:style>
    <style:style style:name="T4" style:family="text">
      <style:text-properties fo:color="#00a933" loext:opacity="100%" fo:font-weight="bold" style:font-weight-asian="bold" style:font-weight-complex="bold"/>
    </style:style>
    <style:style style:name="T5" style:family="text">
      <style:text-properties fo:color="#00a933" loext:opacity="100%" officeooo:rsid="001c38ac"/>
    </style:style>
    <style:style style:name="T6" style:family="text">
      <style:text-properties style:font-name="Khmer OS Battambang"/>
    </style:style>
    <style:style style:name="T7" style:family="text">
      <style:text-properties style:font-name="Khmer OS Battambang" style:font-name-complex="Khmer OS Battambang"/>
    </style:style>
    <style:style style:name="T8" style:family="text">
      <style:text-properties style:font-name="Khmer OS Battambang" fo:font-weight="bold" style:font-weight-asian="bold" style:font-name-complex="Khmer OS Battambang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88c2f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style:font-name="Khmer OS Battambang"/>
    </style:style>
    <style:style style:name="T13" style:family="text">
      <style:text-properties fo:color="#000000" loext:opacity="100%" style:font-name="Khmer OS Battambang" officeooo:rsid="00195649"/>
    </style:style>
    <style:style style:name="T14" style:family="text">
      <style:text-properties fo:color="#000000" loext:opacity="100%" style:font-name="Khmer OS Battambang" fo:font-weight="normal" officeooo:rsid="001e0f70" style:font-weight-asian="normal" style:font-weight-complex="normal"/>
    </style:style>
    <style:style style:name="T15" style:family="text">
      <style:text-properties fo:color="#000000" loext:opacity="100%" style:font-name="Khmer OS Battambang" fo:font-weight="normal" officeooo:rsid="001e0f70" style:font-weight-asian="normal" style:font-weight-complex="normal" loext:padding="0in" loext:border="none"/>
    </style:style>
    <style:style style:name="T16" style:family="text">
      <style:text-properties fo:color="#000000" loext:opacity="100%" style:font-name="Khmer OS Battambang" officeooo:rsid="001e0f70"/>
    </style:style>
    <style:style style:name="T17" style:family="text">
      <style:text-properties fo:color="#000000" loext:opacity="100%" style:font-name="Khmer OS Battambang" officeooo:rsid="001e0f70" style:font-size-asian="12pt" style:font-size-complex="12pt"/>
    </style:style>
    <style:style style:name="T18" style:family="text">
      <style:text-properties fo:color="#000000" loext:opacity="100%" style:font-name="Khmer OS Battambang" fo:font-size="12pt" officeooo:rsid="001e0f70" style:font-size-asian="12pt" style:font-size-complex="12pt"/>
    </style:style>
    <style:style style:name="T19" style:family="text">
      <style:text-properties fo:color="#000000" loext:opacity="100%" style:font-name="Khmer OS Battambang" fo:font-size="12pt" fo:font-weight="normal" officeooo:rsid="001e0f70" style:font-size-asian="12pt" style:font-weight-asian="normal" style:font-size-complex="12pt" style:font-weight-complex="normal" loext:padding="0in" loext:border="none"/>
    </style:style>
    <style:style style:name="T20" style:family="text">
      <style:text-properties fo:color="#000000" loext:opacity="100%" style:font-name="Khmer OS Battambang" loext:padding="0in" loext:border="none"/>
    </style:style>
    <style:style style:name="T21" style:family="text">
      <style:text-properties fo:color="#000000" loext:opacity="100%" officeooo:rsid="001e0f70" style:font-size-asian="12pt" style:font-size-complex="12pt"/>
    </style:style>
    <style:style style:name="T22" style:family="text">
      <style:text-properties fo:color="#000000" loext:opacity="100%" loext:padding="0in" loext:border="none"/>
    </style:style>
    <style:style style:name="T23" style:family="text">
      <style:text-properties fo:color="#000000" loext:opacity="100%" officeooo:rsid="001e0f70"/>
    </style:style>
    <style:style style:name="T24" style:family="text">
      <style:text-properties officeooo:rsid="001c38ac"/>
    </style:style>
    <style:style style:name="T25" style:family="text">
      <style:text-properties officeooo:rsid="001e0f70"/>
    </style:style>
    <style:style style:name="T26" style:family="text">
      <style:text-properties fo:font-variant="normal" fo:text-transform="none" fo:color="#000000" loext:opacity="100%" style:font-name="Khmer OS Battambang" fo:letter-spacing="normal" fo:font-style="normal" fo:font-weight="normal" style:font-size-asian="12pt" style:font-size-complex="12pt"/>
    </style:style>
    <style:style style:name="T27" style:family="text">
      <style:text-properties fo:font-variant="normal" fo:text-transform="none" fo:color="#000000" loext:opacity="100%" style:font-name="Khmer OS Battambang" fo:font-size="18pt" fo:letter-spacing="normal" fo:font-style="normal" fo:font-weight="normal"/>
    </style:style>
    <style:style style:name="T28" style:family="text">
      <style:text-properties fo:font-variant="normal" fo:text-transform="none" fo:color="#000000" loext:opacity="100%" style:font-name="Khmer OS Battambang" fo:font-size="12pt" fo:letter-spacing="normal" fo:font-style="normal" fo:font-weight="normal" style:font-size-asian="12pt" style:font-size-complex="12pt"/>
    </style:style>
    <style:style style:name="T29" style:family="text">
      <style:text-properties fo:font-variant="normal" fo:text-transform="none" fo:color="#000000" loext:opacity="100%" style:font-name="Source Sans Pro" fo:font-size="18pt" fo:letter-spacing="normal" fo:font-style="normal" fo:font-weight="normal"/>
    </style:style>
    <style:style style:name="T30" style:family="text">
      <style:text-properties fo:font-variant="normal" fo:text-transform="none" fo:color="#000000" loext:opacity="100%" style:font-name="Source Sans Pro" fo:letter-spacing="normal" fo:font-style="normal" fo:font-weight="normal" style:font-size-asian="12pt" style:font-size-complex="12pt"/>
    </style:style>
    <style:style style:name="T31" style:family="text">
      <style:text-properties fo:font-variant="normal" fo:text-transform="none" fo:color="#000000" loext:opacity="100%" fo:letter-spacing="normal" fo:font-style="normal" fo:font-weight="normal" style:font-size-asian="12pt" style:font-size-complex="12pt"/>
    </style:style>
    <style:style style:name="T32" style:family="text">
      <style:text-properties fo:font-variant="normal" fo:text-transform="none" fo:color="#000000" loext:opacity="100%" fo:letter-spacing="normal" fo:font-style="normal" fo:font-weight="normal" officeooo:rsid="001e0f70"/>
    </style:style>
    <style:style style:name="T33" style:family="text">
      <style:text-properties fo:font-variant="normal" fo:text-transform="none" fo:color="#000000" loext:opacity="100%" style:font-name="SFProText-Regular" fo:font-size="14pt" fo:letter-spacing="normal" fo:font-style="normal" fo:font-weight="normal"/>
    </style:style>
    <style:style style:name="T34" style:family="text">
      <style:text-properties fo:font-variant="normal" fo:text-transform="none" fo:color="#000000" loext:opacity="100%" style:font-name="SFProText-Regular" fo:font-size="14pt" fo:letter-spacing="normal" fo:font-style="normal" fo:font-weight="normal" officeooo:rsid="001e0f70" style:font-size-asian="12pt" style:font-size-complex="12pt"/>
    </style:style>
    <style:style style:name="T35" style:family="text">
      <style:text-properties fo:font-variant="normal" fo:text-transform="none" fo:color="#000000" loext:opacity="100%" style:font-name="SFProText-Regular" fo:letter-spacing="normal" fo:font-style="normal" fo:font-weight="normal" style:font-size-asian="12pt" style:font-size-complex="12pt"/>
    </style:style>
    <style:style style:name="T36" style:family="text">
      <style:text-properties fo:font-variant="normal" fo:text-transform="none" fo:color="#000000" loext:opacity="100%" style:font-name="SFProText-Regular" fo:letter-spacing="normal" fo:font-style="normal" fo:font-weight="normal" officeooo:rsid="001e0f70"/>
    </style:style>
    <style:style style:name="T37" style:family="text">
      <style:text-properties fo:font-variant="normal" fo:text-transform="none" fo:letter-spacing="normal" fo:font-style="normal" fo:font-weight="normal" officeooo:rsid="001e0f70"/>
    </style:style>
    <style:style style:name="T38" style:family="text">
      <style:text-properties fo:font-variant="normal" fo:text-transform="none" fo:color="#1a1a1a" loext:opacity="100%" style:font-name="Khmer OS Battambang" fo:font-size="14pt" fo:letter-spacing="normal" fo:font-style="normal" fo:font-weight="normal" officeooo:rsid="001e0f70" style:font-weight-asian="normal" style:font-weight-complex="normal" loext:padding="0in" loext:border="none"/>
    </style:style>
    <style:style style:name="T39" style:family="text">
      <style:text-properties fo:font-variant="normal" fo:text-transform="none" fo:color="#1a1a1a" loext:opacity="100%" style:font-name="Khmer OS Battambang" fo:letter-spacing="normal" fo:font-style="normal" fo:font-weight="normal" officeooo:rsid="001e0f70" style:font-weight-asian="normal" style:font-weight-complex="normal" loext:padding="0in" loext:border="none"/>
    </style:style>
    <style:style style:name="T40" style:family="text">
      <style:text-properties fo:font-variant="normal" fo:text-transform="none" fo:color="#1a1a1a" loext:opacity="100%" style:font-name="Khmer OS Battambang" fo:font-size="12pt" fo:letter-spacing="normal" fo:font-style="normal" fo:font-weight="normal" officeooo:rsid="001e0f70" style:font-size-asian="12pt" style:font-weight-asian="normal" style:font-size-complex="12pt" style:font-weight-complex="normal" loext:padding="0in" loext:border="none"/>
    </style:style>
    <style:style style:name="T41" style:family="text">
      <style:text-properties fo:font-variant="normal" fo:text-transform="none" fo:color="#1a1a1a" loext:opacity="100%" style:font-name="SFProText-Regular" fo:font-size="14pt" fo:letter-spacing="normal" fo:font-style="normal" fo:font-weight="normal" officeooo:rsid="001e0f70" style:font-weight-asian="normal" style:font-weight-complex="normal" loext:padding="0in" loext:border="none"/>
    </style:style>
    <style:style style:name="T42" style:family="text">
      <style:text-properties fo:font-variant="normal" fo:text-transform="none" fo:color="#1a1a1a" loext:opacity="100%" fo:font-size="14pt" fo:letter-spacing="normal" fo:font-style="normal" fo:font-weight="normal" officeooo:rsid="001e0f70" style:font-weight-asian="normal" style:font-weight-complex="normal" loext:padding="0in" loext:border="none"/>
    </style:style>
    <style:style style:name="T43" style:family="text">
      <style:text-properties fo:font-variant="normal" fo:text-transform="none" style:font-name="Khmer OS Battambang" fo:font-size="12pt" fo:letter-spacing="normal" fo:font-style="normal" fo:font-weight="normal" officeooo:rsid="001e0f70" style:font-size-asian="12pt" style:font-weight-asian="normal" style:font-size-complex="12pt" style:font-weight-complex="normal" loext:padding="0in" loext:border="none"/>
    </style:style>
    <style:style style:name="T44" style:family="text">
      <style:text-properties fo:font-variant="normal" fo:text-transform="none" fo:color="#00a933" loext:opacity="100%" style:font-name="Khmer OS Battambang" fo:font-size="12pt" fo:letter-spacing="normal" fo:font-style="normal" fo:font-weight="normal" officeooo:rsid="001e0f70" style:font-size-asian="12pt" style:font-weight-asian="normal" style:font-size-complex="12pt" style:font-weight-complex="normal" loext:padding="0in" loext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១. អ្នកគ្រប់គ្រងបណ្តាញ មានកាតព្វកិច្ចទទួលខុសត្រូវអ្វីខ្លះ? </text:p>
      <text:p text:style-name="P2"><text:span text:style-name="T1">-ការគ្រប់គ្រងបណ្តាញ គឺពាក់ព័ន្ធនឹងប្រតិបត្តិការជាច្រើនដែលជួយឱ្យ បណ្តាញ (Network) ដំណើរការដោយរលូន និងប្រសិទ្ធភាព។ ប្រសិន គ្មានការគ្រប់គ្រងឬរៀបចំអោយបានត្រឹមត្រូវតាមលក្ខណៈបច្ចេកទេសនោះ ទេ វានឹងមានកត្តាលំបាកគ្រប់បែបយ៉ាងសម្រាប់ បណ្តាញទាំងមូល ។</text:span></text:p>
      <text:p text:style-name="P2"><text:span text:style-name="T1"/></text:p>
      <text:p text:style-name="P2"><text:span text:style-name="T1">-ភារកិច្ចចម្បងដែលទាក់ទងនឹងការគ្រប់គ្រងបណ្តាញរួមមាន៖</text:span></text:p>
      <text:p text:style-name="P2"><text:span text:style-name="T1">-</text:span><text:span text:style-name="T4">ការតំឡើង</text:span><text:span text:style-name="T1">និងវាយតំលៃបណ្តាញ</text:span></text:p>
      <text:p text:style-name="P2"><text:span text:style-name="T1">-</text:span><text:span text:style-name="T4">ការប្រតិបត្តិ</text:span><text:span text:style-name="T1">និងការគ្រប់គ្រងនៃការចម្លងឯកសារទុកអោយបានទៀងទាត់</text:span></text:p>
      <text:p text:style-name="P2"><text:span text:style-name="T1">-</text:span><text:span text:style-name="T4">ការបង្កើត</text:span><text:span text:style-name="T1">ឯកសារបច្ចេកទេសច្បាស់លាស់ដូចជា រចនាសម្ព័ន្ធនៃបណ្តាញនិង ឯកសារដែលគ្រប់គ្រងប្រព័ន្ធខ្សែទាំងអស់</text:span></text:p>
      <text:p text:style-name="P2"><text:span text:style-name="T1">-</text:span><text:span text:style-name="T4">ការគ្រប់គ្រង</text:span><text:span text:style-name="T1">សុវត្ថិភាពបណ្តាញ, ជំនួយដោះស្រាយបញ្ហា រួមទាំងការពារ ពីការ</text:span></text:p>
      <text:p text:style-name="P2"><text:span text:style-name="T1">វាយប្រហាររបស់ពួក Hacker</text:span></text:p>
      <text:p text:style-name="P2"><text:span text:style-name="T1">-</text:span><text:span text:style-name="T4">ការប្រតិបត្តិនិ</text:span><text:span text:style-name="T1">ងការគ្រប់គ្រងនៃការចម្លងឯកសារទុកអោយបានទៀងទាត់</text:span></text:p>
      <text:p text:style-name="P2"><text:span text:style-name="T1">-ការបង្កើតឯកសារបច្ចេកទេសច្បាស់លាស់ដូចជា រចនាសម្ព័ន្ធនៃបណ្តាញនិង ឯកសារដែលគ្រប់គ្រងខ្សែទាំងអស់</text:span></text:p>
      <text:p text:style-name="P2">២.តើ File Server Resource Manager (FSRM) មានន័យដូចម្តេច? </text:p>
      <text:p text:style-name="P9"><text:span text:style-name="T7">គឺជាមុខងារមួយនៅក្នុង Windows Server ដែលអនុញ្ញាតឱ្យអ្នកគ្រប់គ្រងគ្រប់គ្រង និងចាត់ថ្នាក់ទិន្នន័យដែលផ្ទុកនៅលើម៉ាស៊ីនមេឯកសារ។ វាផ្តល់នូវឧបករណ៍សម្រាប់៖</text:span></text:p>
      <text:p text:style-name="P9"><text:span text:style-name="T7"/></text:p>
      <text:p text:style-name="P9"><text:span text:style-name="T7">-</text:span><text:span text:style-name="T8">កំណត់</text:span><text:span text:style-name="T7">ដែនកំណត់ទំហំផ្ទុកនៅលើថត ឬបរិមាណ ដើម្បីគ្រប់គ្រងចំនួនទំហំដែលអ្នកប្រើប្រាស់ ឬក្រុមអាចប្រើប្រាស់បាន។</text:span></text:p>
      <text:p text:style-name="P9"><text:span text:style-name="T8">-រារាំង</text:span><text:span text:style-name="T7">អ្នកប្រើប្រាស់ពីការរក្សាទុកប្រភេទឯកសារដែលមិនមានការអនុញ្ញាត (ឧ. ឯកសារដែលអាចប្រតិបត្តិបាននៅក្នុងថតអ្នកប្រើប្រាស់)។</text:span></text:p>
      <text:p text:style-name="P9"><text:span text:style-name="T7">-</text:span><text:span text:style-name="T8">ចាត់ថ្នាក់</text:span><text:span text:style-name="T7">ឯកសារដោយស្វ័យប្រវត្តិដោយផ្អែកលើខ្លឹមសារ ឬទីតាំង ដែលអនុញ្ញាតឱ្យមានភារកិច្ចគ្រប់គ្រងទិន្នន័យដោយស្វ័យប្រវត្តិ។</text:span></text:p>
      <text:p text:style-name="P5"><text:span text:style-name="T3">-បង្កើតរបាយការណ៍អំពីគំរូនៃការប្រើប្រាស់ ឯកសារធំ និងប្រភេទឯកសារ ដើម្បីជួយគ្រប់គ្រងការផ្ទុកកាន់តែមានប្រសិទ្ធភាព។</text:span></text:p>
      <text:p text:style-name="P5"><text:span text:style-name="T3"/></text:p>
      <text:p text:style-name="P5"><text:soft-page-break/><text:span text:style-name="T3"/></text:p>
      <text:p text:style-name="P5"><text:span text:style-name="T3"/></text:p>
      <text:p text:style-name="P2">៣. តើអ្វីទៅជាម៉ាស៊ីនមេ (Server)? </text:p>
      <text:p text:style-name="P7">ម៉ាស៊ីនមេ គឺជាកុំព្យូទ័រ ឬប្រព័ន្ធដែលផ្តល់ធនធាន ទិន្នន័យ សេវាកម្ម ឬកម្មវិធីទៅកាន់ឧបករណ៍ផ្សេងទៀត ដែលគេស្គាល់ថាជាម៉ាស៊ីនភ្ញៀវ តាមរយៈបណ្តាញ។ ម៉ាស៊ីនមេដំណើរការសំណើរបស់អតិថិជន និងផ្តល់ព័ត៌មាន ឬសេវាកម្មចាំបាច់។ ម៉ាស៊ីនមេអាចមានទម្រង់ជាច្រើនដូចជា៖</text:p>
      <text:p text:style-name="P7"><text:span text:style-name="T9">-Web Servers:</text:span> បង្ហោះ និងបម្រើគេហទំព័រ។</text:p>
      <text:p text:style-name="P7"><text:span text:style-name="T9">-Database Servers:</text:span> រក្សាទុក និងគ្រប់គ្រងមូលដ្ឋានទិន្នន័យ។</text:p>
      <text:p text:style-name="P7"><text:span text:style-name="T9">-File Servers:</text:span> ផ្តល់កន្លែងកណ្តាលសម្រាប់ការរក្សាទុក និងទាញយកឯកសារ។</text:p>
      <text:p text:style-name="P2"><text:span text:style-name="T4">-Mail Servers: </text:span><text:span text:style-name="T1">គ្រប់គ្រងទំនាក់ទំនងតាមអ៊ីមែល។</text:span></text:p>
      <text:p text:style-name="P2">៤. តើមានចំណុចសំខាន់ៗអ្វីខ្លះ ដើម្បីរៀបចំមុនពេល តម្លើង Active Directory Domain Server (ADDS) នៅក្នុង Windows Server 2025? </text:p>
      <text:p text:style-name="P7">មុនពេលដំឡើង ADDS នៅក្នុង Windows Server 2025 សូមពិចារណាចំណុចទាំងនេះ៖</text:p>
      <text:p text:style-name="P15"><text:span text:style-name="T9">-Server Roles:</text:span> <text:s/>ត្រូវប្រាកដថាម៉ាស៊ីនមេកំពុងដំណើរការកំណែត្រឹមត្រូវនៃ Windows Server ដែលគាំទ្រ ADDS ។</text:p>
      <text:p text:style-name="P15"><text:span text:style-name="T9">-IP Configuration: </text:span><text:s/>កំណត់អាសយដ្ឋាន IP ឋិតិវន្តទៅម៉ាស៊ីនមេសម្រាប់ការទំនាក់ទំនងជាប់លាប់នៅក្នុងបណ្តាញ។</text:p>
      <text:p text:style-name="P15"><text:span text:style-name="T9">-DNS Configuration: </text:span>ត្រូវប្រាកដថា DNS ត្រូវបានកំណត់យ៉ាងត្រឹមត្រូវចាប់តាំងពី ADDS ពឹងផ្អែកយ៉ាងខ្លាំងលើ DNS សម្រាប់ដំណោះស្រាយឈ្មោះ។</text:p>
      <text:p text:style-name="P15"><text:span text:style-name="T9">-Forest and Domain Design: </text:span>រៀបចំផែន និងរចនាសម្ព័ន្ធដែនសកម្មរបស់អ្នក។ ពិចារណាថាតើម៉ាស៊ីនមេនេះនឹងជាផ្នែកនៃដែនដែលមានស្រាប់ ឬថ្មីមួយ។</text:p>
      <text:p text:style-name="P15"><text:span text:style-name="T9">-Domain Name: </text:span>ជ្រើសរើសឈ្មោះដែនដោយប្រុងប្រយ័ត្ន ព្រោះការប្តូរឈ្មោះដែននៅពេលក្រោយអាចស្មុគស្មាញ។</text:p>
      <text:p text:style-name="P15"><text:soft-page-break/><text:span text:style-name="T9">-Time Synchronization: </text:span>ត្រូវប្រាកដថាពេលវេលាត្រូវបានធ្វើសមកាលកម្មនៅលើបណ្តាញរបស់អ្នក ដោយសារ Active Directory ពឹងផ្អែកលើការរក្សាពេលវេលាត្រឹមត្រូវសម្រាប់សេវាកម្មដូចជាការផ្ទៀងផ្ទាត់ជាដើម។</text:p>
      <text:p text:style-name="P14"><text:span text:style-name="T4">-System Requirements:</text:span><text:span text:style-name="T1"> ផ្ទៀងផ្ទាត់ថាប្រព័ន្ធបំពេញតាមតម្រូវការផ្នែក</text:span><text:span text:style-name="T5">Hardware</text:span><text:span text:style-name="T1"> (ឧ. </text:span><text:span text:style-name="T5">CPU</text:span><text:span text:style-name="T1"> RAM ទំហំផ្ទុក)។</text:span></text:p>
      <text:p text:style-name="P2">៥. តើ Dynamic Host Configuration Protocol (DHCP) Server មានន័យដូចម្តេច?</text:p>
      <text:p text:style-name="P7">ម៉ាស៊ីនមេ DHCP ផ្តល់អាសយដ្ឋាន IP និងការកំណត់រចនាសម្ព័ន្ធបណ្តាញផ្សេងទៀតដោយស្វ័យប្រវត្តិទៅឧបករណ៍នៅក្នុងបណ្តាញ ដែលធ្វើឱ្យវាកាន់តែងាយស្រួលក្នុងការគ្រប់គ្រងបណ្តាញធំ។ ទិដ្ឋភាពលម្អិតនៃ DHCP រួមមាន:</text:p>
      <text:p text:style-name="P7"><text:span text:style-name="T9">-Dynamic IP Assignment៖</text:span> DHCP ផ្តល់អាសយដ្ឋាន IP ថាមវន្តពីអាង (វិសាលភាព) ទៅកាន់ឧបករណ៍អតិថិជន ដោយដោះលែងអ្នកគ្រប់គ្រងពីការចាត់តាំង IPs ដោយដៃ។</text:p>
      <text:p text:style-name="P15"><text:span text:style-name="T9">-Configuration Options: </text:span>ម៉ាស៊ីនមេផ្តល់ព័ត៌មានបន្ថែម ដូចជាច្រកចេញចូលលំនាំដើម របាំងបណ្ដាញរង និងអាសយដ្ឋានម៉ាស៊ីនមេ DNS ដែលធ្វើឱ្យវាកាន់តែងាយស្រួលសម្រាប់អតិថិជនក្នុងការចូលរួមបណ្តាញ។</text:p>
      <text:p text:style-name="P15"><text:span text:style-name="T9">-Lease Duration:</text:span> <text:s/>អាសយដ្ឋាន IP ត្រូវបានជួលឱ្យអតិថិជនសម្រាប់ពេលជាក់លាក់មួយ បន្ទាប់ពីនោះពួកគេត្រូវតែបន្តការជួល។ នេះធានាការប្រើប្រាស់ប្រកបដោយប្រសិទ្ធភាពនៃអាង IP ដែលមាន។</text:p>
      <text:p text:style-name="P15"><text:span text:style-name="T9">-Reduces IP Conflicts:</text:span> តាមរយៈការគ្រប់គ្រងការចាត់តាំង IP ជាកណ្តាល DHCP ជួយការពារការប៉ះទង្គិចអាសយដ្ឋាន IP នៅក្នុងបណ្តាញ។</text:p>
      <text:p text:style-name="P2"><text:span text:style-name="T4">-Supports BOOTP: </text:span><text:span text:style-name="T1">ម៉ាស៊ីនមេ DHCP ក៏អាចឆ្លើយតបទៅនឹងកម្មវិធី Boot Protocol (BOOTP) ចាស់ៗ ដែលជាទូទៅត្រូវបានប្រើប្រាស់ដោយឧបករណ៍គ្មានថាសសម្រាប់ការចាប់ផ្ដើមដំបូង។</text:span></text:p>
      <text:p text:style-name="P2"><text:span text:style-name="T10">6. </text:span>តើការគ្រប់គ្រងបណ្តាញមានន័យដូចម្តេច?</text:p>
      <text:p text:style-name="P2"><text:span text:style-name="T1">ការគ្រប់គ្រង ត្រួតពិនិត្យ និងថែទាំប្រព័ន្ធបណ្តាញ។</text:span></text:p>
      <text:p text:style-name="P2"><text:span text:style-name="T10">7. </text:span>តើអ្នកគ្រប់គ្រងបណ្តាញមានន័យដូចម្តេច?</text:p>
      <text:p text:style-name="P2"><text:span text:style-name="T1">បុគ្គលដែលគ្រប់គ្រងហេដ្ឋារចនាសម្ព័ន្ធបណ្តាញ ដោយធានាថាវាដំណើរការប្រកបដោយសុវត្ថិភាព និងប្រសិទ្ធភាព។</text:span></text:p>
      <text:p text:style-name="P2"><text:span text:style-name="T10">8. </text:span>តើអ្នកគ្រប់គ្រងបណ្តាញត្រូវការជំនាញអ្វីខ្លះ?</text:p>
      <text:p text:style-name="P7"><text:soft-page-break/>ការបណ្តាញ (TCP/IP, DNS)</text:p>
      <text:p text:style-name="P7">-ការដោះស្រាយបញ្ហា និងការដោះស្រាយបញ្ហា</text:p>
      <text:p text:style-name="P7">-ចំណេះដឹងសុវត្ថិភាព</text:p>
      <text:p text:style-name="P2"><text:span text:style-name="T1">-ស្គាល់ឧបករណ៍ត្រួតពិនិត្យបណ្តាញ</text:span></text:p>
      <text:p text:style-name="P2"><text:span text:style-name="T10">9. </text:span>តើការភ្ជាប់បណ្តាញមានប្រយោជន៍អ្វីខ្លះ?</text:p>
      <text:p text:style-name="P7">-ការចែករំលែក <text:span text:style-name="T24">Resource</text:span></text:p>
      <text:p text:style-name="P7">-ការគ្រប់គ្រងទិន្នន័យកណ្តាល</text:p>
      <text:p text:style-name="P7">-ការទំនាក់ទំនងប្រសើរឡើង</text:p>
      <text:p text:style-name="P7">-ប្រសិទ្ធភាពចំណាយ</text:p>
      <text:p text:style-name="P7">-ការចូលប្រើពីចម្ងាយ</text:p>
      <text:p text:style-name="P2"/>
      <text:p text:style-name="P2"><text:span text:style-name="T10">10. </text:span>ស្ថាបត្យកម្មបណ្តាញ</text:p>
      <text:p text:style-name="P15">Design and layout of a network (e.g., Client-Server, Peer-to-Peer, Bus, Star, Mesh).</text:p>
      <text:p text:style-name="P2"><text:span text:style-name="T10">11. </text:span>របៀបពិនិត្យ និងប្តូរឈ្មោះកុំព្យូទ័រ</text:p>
      <text:p text:style-name="P15">Check: Settings → System → About</text:p>
      <text:p text:style-name="Text_20_body"><text:span text:style-name="T1">Rename: Settings → System → About → Rename this PC</text:span></text:p>
      <text:p text:style-name="P2"><text:span text:style-name="T10">12. </text:span>របៀបប្រើ Windows Firewall</text:p>
      <text:p text:style-name="P9"><text:span text:style-name="T6">Access via Control Panel → System and Security → Windows Defender Firewall</text:span></text:p>
      <text:p text:style-name="P16">Configure rules under Advanced Settings to allow/block specific applications or ports.</text:p>
      <text:p text:style-name="P11"><text:span text:style-name="T13">1</text:span><text:span text:style-name="T16">3. </text:span><text:bookmark text:name="22-how-many-layers-are-there-under-tcpip"/><text:span text:style-name="T28">How many layers are there under TCP/IP?</text:span></text:p>
      <text:p text:style-name="P31">There are four layers: 1) The Network Layer, 2) Internet Layer, 3) Transport Layer, and 4) Application Layer.</text:p>
      <text:p text:style-name="P12"><text:span text:style-name="T17">14. </text:span><text:bookmark text:name="72-what-is-the-clientserver"/><text:span text:style-name="T26">What is the client/server?</text:span></text:p>
      <text:p text:style-name="P32">Client/server is a type of network wherein one or more computers act as servers. Servers provide a centralized repository of resources such as printers and files. Clients refer to a workstation that accesses the server.</text:p>
      <text:p text:style-name="P4"><text:soft-page-break/><text:span text:style-name="T21">15. </text:span><text:bookmark text:name="73-describe-networking"/><text:span text:style-name="T31">Describe networking.</text:span></text:p>
      <text:p text:style-name="P32">Networking refers to the interconnection between computers and peripherals for data communication. Networking can be done using wired cabling or through a wireless link.</text:p>
      <text:p text:style-name="P11"><text:span text:style-name="T18">16. </text:span><text:span text:style-name="T20">What is the fundamental purpose of a computer network?</text:span></text:p>
      <text:section text:style-name="Sect1" text:name="option-1-item-0">
        <text:p text:style-name="P33">A computer network primarily enables devices to share resources such as data, software, and hardware equipment.</text:p>
      </text:section>
      <text:p text:style-name="P4"><text:span text:style-name="T21">17. </text:span><text:span text:style-name="T31">Which topology does the Internet resemble?</text:span></text:p>
      <text:p text:style-name="P13"><text:span text:style-name="T25">The Internet has a mesh topology, where there are multiple paths for data to travel between any two nodes, enhancing reliability and redundancy.</text:span></text:p>
      <text:p text:style-name="P11"><text:span text:style-name="Strong_20_Emphasis"><text:span text:style-name="T16">17. </text:span></text:span><text:span text:style-name="Strong_20_Emphasis"><text:span text:style-name="T19">What type of network covers a large geographical area, like a city, country, or the world?</text:span></text:span></text:p>
      <text:p text:style-name="P11"><text:span text:style-name="Strong_20_Emphasis"><text:span text:style-name="T44">A Wide Area Network (WAN) covers large geographical areas, exceeding that of a Local Area Network (LAN) or Metropolitan Area Network (MAN).</text:span></text:span></text:p>
      <text:p text:style-name="P11"><text:span text:style-name="Strong_20_Emphasis"><text:span text:style-name="T13"/></text:span></text:p>
      <text:p text:style-name="P11"><text:span text:style-name="Strong_20_Emphasis"><text:span text:style-name="T13"/></text:span></text:p>
      <text:p text:style-name="P11"><text:span text:style-name="Strong_20_Emphasis">Client-Server</text:span>:</text:p>
      <text:list text:style-name="L2">
        <text:list-header>
          <text:p text:style-name="P18"><text:span text:style-name="Strong_20_Emphasis"><text:span text:style-name="T2">Structure</text:span></text:span><text:span text:style-name="T2">: Central server serves multiple clients.</text:span></text:p>
          <text:p text:style-name="P18"><text:span text:style-name="Strong_20_Emphasis"><text:span text:style-name="T2">Use</text:span></text:span><text:span text:style-name="T2">: Websites, email servers.</text:span></text:p>
          <text:p text:style-name="P19"><text:span text:style-name="Strong_20_Emphasis"><text:span text:style-name="T2">Advantage</text:span></text:span><text:span text:style-name="T2">: Centralized control, easier to manage.</text:span></text:p>
          <text:p text:style-name="P19"><text:span text:style-name="Strong_20_Emphasis"><text:span text:style-name="T12">Peer-to-Peer (P2P)</text:span></text:span><text:span text:style-name="T12">:</text:span></text:p>
        </text:list-header>
      </text:list>
      <text:list text:style-name="L4">
        <text:list-header>
          <text:p text:style-name="P21"><text:span text:style-name="Strong_20_Emphasis"><text:span text:style-name="T2">Structure</text:span></text:span><text:span text:style-name="T2">: Devices share resources directly.</text:span></text:p>
          <text:p text:style-name="P21"><text:span text:style-name="Strong_20_Emphasis"><text:span text:style-name="T2">Use</text:span></text:span><text:span text:style-name="T2">: File sharing (e.g., BitTorrent).</text:span></text:p>
          <text:p text:style-name="P20"><text:span text:style-name="Strong_20_Emphasis"><text:span text:style-name="T2">Advantage</text:span></text:span><text:span text:style-name="T2">: Decentralized, no server required.</text:span></text:p>
        </text:list-header>
      </text:list>
      <text:list text:style-name="L5">
        <text:list-header>
          <text:p text:style-name="P22"><text:span text:style-name="Strong_20_Emphasis"><text:span text:style-name="T12">Bus Topology</text:span></text:span><text:span text:style-name="T12">:</text:span></text:p>
        </text:list-header>
      </text:list>
      <text:list text:style-name="L6">
        <text:list-header>
          <text:p text:style-name="P24"><text:span text:style-name="Strong_20_Emphasis"><text:span text:style-name="T2">Structure</text:span></text:span><text:span text:style-name="T2">: Single communication line shared by devices.</text:span></text:p>
          <text:p text:style-name="P24"><text:span text:style-name="Strong_20_Emphasis"><text:span text:style-name="T2">Use</text:span></text:span><text:span text:style-name="T2">: Early Ethernet.</text:span></text:p>
          <text:p text:style-name="P24"><text:soft-page-break/><text:span text:style-name="Strong_20_Emphasis"><text:span text:style-name="T2">Advantage</text:span></text:span><text:span text:style-name="T2">: Simple, cheap.</text:span></text:p>
          <text:p text:style-name="P23"><text:span text:style-name="Strong_20_Emphasis"><text:span text:style-name="T2">Disadvantage</text:span></text:span><text:span text:style-name="T2">: Cable failure disrupts the network.</text:span></text:p>
          <text:p text:style-name="P23"><text:span text:style-name="T2"/></text:p>
        </text:list-header>
      </text:list>
      <text:list text:style-name="L7">
        <text:list-header>
          <text:p text:style-name="P25"><text:span text:style-name="Strong_20_Emphasis"><text:span text:style-name="T12">Star Topology</text:span></text:span><text:span text:style-name="T12">:</text:span></text:p>
        </text:list-header>
      </text:list>
      <text:list text:style-name="L8">
        <text:list-header>
          <text:p text:style-name="P27"><text:span text:style-name="Strong_20_Emphasis"><text:span text:style-name="T2">Structure</text:span></text:span><text:span text:style-name="T2">: Devices connected to a central hub.</text:span></text:p>
          <text:p text:style-name="P27"><text:span text:style-name="Strong_20_Emphasis"><text:span text:style-name="T2">Use</text:span></text:span><text:span text:style-name="T2">: Most home/office networks.</text:span></text:p>
          <text:p text:style-name="P26"><text:span text:style-name="Strong_20_Emphasis"><text:span text:style-name="T2">Advantage</text:span></text:span><text:span text:style-name="T2">: Easy to troubleshoot; hub failure affects the entire network.</text:span></text:p>
        </text:list-header>
      </text:list>
      <text:list text:style-name="L9">
        <text:list-header>
          <text:p text:style-name="P28"><text:span text:style-name="Strong_20_Emphasis"><text:span text:style-name="T12">Mesh Topology</text:span></text:span><text:span text:style-name="T12">:</text:span></text:p>
        </text:list-header>
      </text:list>
      <text:list text:style-name="L10">
        <text:list-header>
          <text:p text:style-name="P29"><text:span text:style-name="Strong_20_Emphasis"><text:span text:style-name="T2">Structure</text:span></text:span><text:span text:style-name="T2">: Devices interconnected with multiple paths.</text:span></text:p>
          <text:p text:style-name="P29"><text:span text:style-name="Strong_20_Emphasis"><text:span text:style-name="T2">Use</text:span></text:span><text:span text:style-name="T2">: Large, highly reliable networks.</text:span></text:p>
          <text:p text:style-name="P29"><text:span text:style-name="Strong_20_Emphasis"><text:span text:style-name="T2">Advantage</text:span></text:span><text:span text:style-name="T2">: Redundant paths, highly reliable.</text:span></text:p>
        </text:list-header>
        <text:list-item>
          <text:p text:style-name="P17"/>
        </text:list-item>
      </text:list>
      <text:p text:style-name="P8"/>
      <text:p text:style-name="P6"/>
      <text:p text:style-name="P10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Khmer OS Battambang" svg:font-family="'Khmer OS Battambang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unito" svg:font-family="Nunito, sans-serif"/>
    <style:font-face style:name="OpenSymbol" svg:font-family="OpenSymbol" style:font-charset="x-symbol"/>
    <style:font-face style:name="SFProText-Regular" svg:font-family="SFProText-Regular, system-ui, sans-serif"/>
    <style:font-face style:name="Source Sans Pro" svg:font-family="'Source Sans Pro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dde8cb" loext:opacity="100%" officeooo:rsid="001e5b5a" officeooo:paragraph-rsid="001e5b5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QA Advance Computer Network https://github.com/EIRSVi/top-selection-QA-final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18:38:54.231004342</meta:creation-date>
    <dc:date>2024-10-19T23:43:07.715216006</dc:date>
    <meta:editing-duration>PT31M49S</meta:editing-duration>
    <meta:editing-cycles>5</meta:editing-cycles>
    <meta:generator>LibreOffice/24.2.5.2$Linux_X86_64 LibreOffice_project/420$Build-2</meta:generator>
    <meta:document-statistic meta:table-count="0" meta:image-count="0" meta:object-count="0" meta:page-count="6" meta:paragraph-count="97" meta:word-count="621" meta:character-count="5520" meta:non-whitespace-character-count="5009"/>
  </office:meta>
</office:document-meta>
</file>